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6" office:value-type="string" calcext:value-type="string">
            <text:p>Task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Effort</text:p>
          </table:table-cell>
          <table:table-cell table:style-name="ce18" office:value-type="string" calcext:value-type="string">
            <text:p>Where</text:p>
          </table:table-cell>
          <table:table-cell table:style-name="ce18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option to give datasets in input for Shiny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llow to specify specific timezone (now its UTC by default)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erge summarize_species and get_diversity_table functions ? (or at least reuse some part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le NA species (in case observation type is not animal) in get diversity table: for now only species is used and not obs type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Allspec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a format argument instead of tryFormats in add_tryformat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Import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1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Add RAI on presence map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validate statements to prevent from using empty tables if no cameras or no species selected (or incompatible cameras/species)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Select data functions → based </text:span>on values of a second column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meras summary: add nb of species seen on camera and npic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Check diversity table function → could be merged with species summary?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All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7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08:55:57.648643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7-31T17:23:24.978439743</dc:date>
    <meta:editing-duration>P3DT42M7S</meta:editing-duration>
    <meta:editing-cycles>48</meta:editing-cycles>
    <meta:generator>LibreOffice/7.5.5.2$Linux_X86_64 LibreOffice_project/50$Build-2</meta:generator>
    <dc:creator>Lisa Nicvert</dc:creator>
    <meta:document-statistic meta:table-count="1" meta:cell-count="443" meta:object-count="0"/>
  </office:meta>
</office:document-meta>
</file>